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3pt"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Great Indies of Indica</text:p>
      <text:p text:style-name="P1"/>
      <text:p text:style-name="P2">Off several hundred miles from the great reefs of Nubungo are the research facilities on aboriginies. And even further so is the native lands of nu-nubungo, where explorers still do not have names for the lands. And furthest away from all that in the unreached lands of 'The Newlands' as they call it are The Green Shores, a collective group of pristine beaches known only by the highwinds and weather systems that happen on the other side of the world. (*1)</text:p>
      <text:p text:style-name="P2"/>
      <text:p text:style-name="P2">Niggabongo Longsun, publicaly and better known as Longsun, investigator and post-doctorate at the prestigious 'Suj Orezo' University District (*2) His theory of Bongcore Omega fields has long sinced panned out from applied research to actuated application.</text:p>
      <text:p text:style-name="P2"/>
      <text:p text:style-name="P2">*1 The Newlands 2 – Currently theoretically but could be, “known” due to a single seemingly unrelated event</text:p>
      <text:p text:style-name="P2">*2 Suj Orezo is the literalism and field theory District within the Greater University District. Subsidiary only to the Great Univers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3-30T18:58:21.91</meta:creation-date>
    <dc:date>2023-03-30T19:21:48.87</dc:date>
    <meta:editing-duration>PT20M43S</meta:editing-duration>
    <meta:editing-cycles>4</meta:editing-cycles>
    <meta:generator>OpenOffice/4.1.7$Win32 OpenOffice.org_project/417m1$Build-9800</meta:generator>
    <meta:document-statistic meta:table-count="0" meta:image-count="0" meta:object-count="0" meta:page-count="1" meta:paragraph-count="5" meta:word-count="161" meta:character-count="983"/>
  </office:meta>
</office:document-meta>
</file>